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0pt" fo:font-weight="normal" officeooo:rsid="001232f6" officeooo:paragraph-rsid="00140eea" style:font-size-asian="20pt" style:font-weight-asian="normal" style:font-size-complex="20pt" style:font-weight-complex="normal"/>
    </style:style>
    <style:style style:name="P5" style:family="paragraph" style:parent-style-name="Standard">
      <style:text-properties style:text-underline-style="solid" style:text-underline-width="auto" style:text-underline-color="font-color" officeooo:rsid="001232f6" officeooo:paragraph-rsid="00140eea"/>
    </style:style>
    <style:style style:name="P6" style:family="paragraph" style:parent-style-name="Standard">
      <style:text-properties officeooo:rsid="004a4307" officeooo:paragraph-rsid="0056ded2"/>
    </style:style>
    <style:style style:name="P7" style:family="paragraph" style:parent-style-name="Standard">
      <style:text-properties fo:font-weight="bold" officeooo:rsid="00656d0c" officeooo:paragraph-rsid="00656d0c" style:font-weight-asian="bold" style:font-weight-complex="bold"/>
    </style:style>
    <style:style style:name="P8" style:family="paragraph" style:parent-style-name="Standard">
      <style:text-properties fo:font-weight="bold" officeooo:rsid="0069c3bd" officeooo:paragraph-rsid="0069c3bd" style:font-weight-asian="bold" style:font-weight-complex="bold"/>
    </style:style>
    <style:style style:name="P9" style:family="paragraph" style:parent-style-name="Standard">
      <style:text-properties fo:font-weight="bold" officeooo:paragraph-rsid="0068476a" style:font-weight-asian="bold" style:font-weight-complex="bold"/>
    </style:style>
    <style:style style:name="P10" style:family="paragraph" style:parent-style-name="Standard">
      <style:text-properties officeooo:rsid="0066758b" officeooo:paragraph-rsid="0066758b"/>
    </style:style>
    <style:style style:name="P11" style:family="paragraph" style:parent-style-name="Standard">
      <style:text-properties officeooo:paragraph-rsid="0066758b"/>
    </style:style>
    <style:style style:name="P12" style:family="paragraph" style:parent-style-name="Standard">
      <style:text-properties officeooo:rsid="0068476a" officeooo:paragraph-rsid="0068476a"/>
    </style:style>
    <style:style style:name="P13" style:family="paragraph" style:parent-style-name="Standard">
      <style:text-properties officeooo:rsid="0068eba9" officeooo:paragraph-rsid="0068eba9"/>
    </style:style>
    <style:style style:name="P14" style:family="paragraph" style:parent-style-name="Standard">
      <style:text-properties officeooo:paragraph-rsid="0069c3bd"/>
    </style:style>
    <style:style style:name="P15" style:family="paragraph" style:parent-style-name="Standard">
      <style:text-properties officeooo:rsid="0069c3bd" officeooo:paragraph-rsid="0069c3bd"/>
    </style:style>
    <style:style style:name="P16" style:family="paragraph" style:parent-style-name="Standard">
      <style:text-properties fo:font-weight="normal" officeooo:rsid="00607a5b" officeooo:paragraph-rsid="005f7327" style:font-weight-asian="normal" style:font-weight-complex="normal"/>
    </style:style>
    <style:style style:name="P17" style:family="paragraph" style:parent-style-name="Standard">
      <style:text-properties fo:font-size="14pt" fo:font-weight="bold" officeooo:rsid="0069c3bd" officeooo:paragraph-rsid="0069c3bd" style:font-size-asian="14pt" style:font-weight-asian="bold" style:font-size-complex="14pt" style:font-weight-complex="bold"/>
    </style:style>
    <style:style style:name="P18" style:family="paragraph" style:parent-style-name="Standard">
      <style:text-properties fo:font-size="14pt" fo:font-weight="bold" officeooo:rsid="0068476a" officeooo:paragraph-rsid="0068476a" style:font-size-asian="14pt" style:font-weight-asian="bold" style:font-size-complex="14pt" style:font-weight-complex="bold"/>
    </style:style>
    <style:style style:name="P19" style:family="paragraph" style:parent-style-name="Standard">
      <style:paragraph-properties fo:text-align="center" style:justify-single-word="false" style:writing-mode="lr-tb"/>
      <style:text-properties fo:font-size="20pt" fo:font-weight="bold" officeooo:rsid="001232f6" officeooo:paragraph-rsid="00140eea" style:font-size-asian="20pt" style:font-weight-asian="bold" style:font-size-complex="20pt" style:font-weight-complex="bold"/>
    </style:style>
    <style:style style:name="P20" style:family="paragraph" style:parent-style-name="Standard">
      <style:paragraph-properties style:writing-mode="lr-tb"/>
      <style:text-properties officeooo:rsid="004a4307" officeooo:paragraph-rsid="0056ded2"/>
    </style:style>
    <style:style style:name="P21" style:family="paragraph" style:parent-style-name="Table_20_Contents">
      <style:text-properties officeooo:rsid="0068dacc" officeooo:paragraph-rsid="0068dacc"/>
    </style:style>
    <style:style style:name="P22"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23" style:family="paragraph" style:parent-style-name="Table_20_Contents">
      <style:text-properties fo:font-size="14pt" fo:font-weight="bold" officeooo:rsid="0065ebd0" officeooo:paragraph-rsid="0065ebd0" style:font-size-asian="14pt" style:font-weight-asian="bold" style:font-size-complex="14pt" style:font-weight-complex="bold"/>
    </style:style>
    <style:style style:name="P24" style:family="paragraph" style:parent-style-name="Table_20_Contents">
      <style:paragraph-properties fo:margin-left="1.251cm" fo:margin-right="0cm" fo:text-indent="0cm" style:auto-text-indent="false"/>
      <style:text-properties officeooo:paragraph-rsid="00656d0c"/>
    </style:style>
    <style:style style:name="P25" style:family="paragraph" style:parent-style-name="Table_20_Contents">
      <style:paragraph-properties fo:margin-left="0cm" fo:margin-right="0cm" fo:text-indent="0cm" style:auto-text-indent="false"/>
      <style:text-properties fo:font-size="14pt" fo:font-weight="bold" officeooo:rsid="0065ebd0" officeooo:paragraph-rsid="0065ebd0" style:font-size-asian="14pt" style:font-weight-asian="bold" style:font-size-complex="14pt" style:font-weight-complex="bold"/>
    </style:style>
    <style:style style:name="P26" style:family="paragraph" style:parent-style-name="Standard" style:list-style-name="L1">
      <style:text-properties officeooo:rsid="004a4307" officeooo:paragraph-rsid="0056ded2"/>
    </style:style>
    <style:style style:name="P27" style:family="paragraph" style:parent-style-name="Standard">
      <style:text-properties fo:font-weight="bold" officeooo:rsid="0065ebd0" officeooo:paragraph-rsid="0065ebd0" style:font-weight-asian="bold" style:font-weight-complex="bold"/>
    </style:style>
    <style:style style:name="P28" style:family="paragraph" style:parent-style-name="Standard" style:list-style-name="L3">
      <style:text-properties officeooo:rsid="0066758b" officeooo:paragraph-rsid="0068476a"/>
    </style:style>
    <style:style style:name="P29" style:family="paragraph" style:parent-style-name="Standard" style:list-style-name="L6">
      <style:text-properties officeooo:rsid="0066758b" officeooo:paragraph-rsid="0066758b"/>
    </style:style>
    <style:style style:name="P30" style:family="paragraph" style:parent-style-name="Standard" style:list-style-name="L3">
      <style:text-properties officeooo:rsid="0068476a" officeooo:paragraph-rsid="0068476a"/>
    </style:style>
    <style:style style:name="P31" style:family="paragraph" style:parent-style-name="Standard" style:list-style-name="L7">
      <style:text-properties officeooo:rsid="0068476a" officeooo:paragraph-rsid="0068476a"/>
    </style:style>
    <style:style style:name="P32" style:family="paragraph" style:parent-style-name="Standard">
      <style:text-properties officeooo:rsid="0068476a" officeooo:paragraph-rsid="006ddc97"/>
    </style:style>
    <style:style style:name="P33" style:family="paragraph" style:parent-style-name="Standard">
      <style:text-properties officeooo:rsid="0068476a" officeooo:paragraph-rsid="006e8626"/>
    </style:style>
    <style:style style:name="P34" style:family="paragraph" style:parent-style-name="Standard" style:list-style-name="L3">
      <style:text-properties style:font-name="Liberation Serif" officeooo:rsid="0068476a" officeooo:paragraph-rsid="0068476a"/>
    </style:style>
    <style:style style:name="P35" style:family="paragraph" style:parent-style-name="Standard" style:list-style-name="L4">
      <style:text-properties fo:font-weight="normal" officeooo:rsid="0068476a" officeooo:paragraph-rsid="0068476a" style:font-weight-asian="normal" style:font-weight-complex="normal"/>
    </style:style>
    <style:style style:name="P36" style:family="paragraph" style:parent-style-name="Standard">
      <style:text-properties fo:font-weight="normal" officeooo:rsid="0068476a" officeooo:paragraph-rsid="0068476a" style:font-weight-asian="normal" style:font-weight-complex="normal"/>
    </style:style>
    <style:style style:name="P37" style:family="paragraph" style:parent-style-name="Standard">
      <style:text-properties fo:font-weight="normal" officeooo:rsid="0068dacc" officeooo:paragraph-rsid="0068dacc" style:font-weight-asian="normal" style:font-weight-complex="normal"/>
    </style:style>
    <style:style style:name="P38" style:family="paragraph" style:parent-style-name="Standard">
      <style:text-properties fo:font-weight="normal" officeooo:rsid="0069c3bd" officeooo:paragraph-rsid="0068476a" style:font-weight-asian="normal" style:font-weight-complex="normal"/>
    </style:style>
    <style:style style:name="P39" style:family="paragraph" style:parent-style-name="Standard">
      <style:text-properties fo:font-weight="normal" officeooo:rsid="0069c3bd" officeooo:paragraph-rsid="0069c3bd" style:font-weight-asian="normal" style:font-weight-complex="normal"/>
    </style:style>
    <style:style style:name="P40" style:family="paragraph" style:parent-style-name="Standard">
      <style:text-properties fo:font-weight="normal" officeooo:rsid="0069c3bd" officeooo:paragraph-rsid="0068eba9" style:font-weight-asian="normal" style:font-weight-complex="normal"/>
    </style:style>
    <style:style style:name="P41" style:family="paragraph" style:parent-style-name="Standard">
      <style:text-properties fo:font-weight="normal" officeooo:rsid="0068eba9" officeooo:paragraph-rsid="0069c3bd" style:font-weight-asian="normal" style:font-weight-complex="normal"/>
    </style:style>
    <style:style style:name="P42" style:family="paragraph" style:parent-style-name="Standard">
      <style:text-properties fo:font-weight="normal" officeooo:rsid="0068eba9" officeooo:paragraph-rsid="0068eba9" style:font-weight-asian="normal" style:font-weight-complex="normal"/>
    </style:style>
    <style:style style:name="P43" style:family="paragraph" style:parent-style-name="Standard">
      <style:text-properties fo:font-weight="normal" officeooo:rsid="00607a5b" officeooo:paragraph-rsid="0069c3bd" style:font-weight-asian="normal" style:font-weight-complex="normal"/>
    </style:style>
    <style:style style:name="P44" style:family="paragraph" style:parent-style-name="Standard" style:list-style-name="L4">
      <style:text-properties officeooo:rsid="0068dacc" officeooo:paragraph-rsid="0068dacc"/>
    </style:style>
    <style:style style:name="P45" style:family="paragraph" style:parent-style-name="Standard" style:list-style-name="L7">
      <style:text-properties officeooo:rsid="0068dacc" officeooo:paragraph-rsid="0068dacc"/>
    </style:style>
    <style:style style:name="P46" style:family="paragraph" style:parent-style-name="Standard" style:list-style-name="L5">
      <style:text-properties officeooo:paragraph-rsid="0068476a"/>
    </style:style>
    <style:style style:name="P47" style:family="paragraph" style:parent-style-name="Standard" style:list-style-name="L5">
      <style:text-properties officeooo:paragraph-rsid="0068eba9"/>
    </style:style>
    <style:style style:name="P48" style:family="paragraph" style:parent-style-name="Standard" style:list-style-name="L7">
      <style:text-properties officeooo:rsid="0069c3bd" officeooo:paragraph-rsid="0069c3bd"/>
    </style:style>
    <style:style style:name="P49" style:family="paragraph" style:parent-style-name="Standard" style:list-style-name="L7">
      <style:text-properties fo:font-style="italic" officeooo:rsid="0069c3bd" officeooo:paragraph-rsid="0069c3bd" style:font-style-asian="italic" style:font-style-complex="italic"/>
    </style:style>
    <style:style style:name="P50" style:family="paragraph" style:parent-style-name="Standard">
      <style:text-properties officeooo:paragraph-rsid="006ccdc5"/>
    </style:style>
    <style:style style:name="P51" style:family="paragraph" style:parent-style-name="Standard">
      <style:text-properties officeooo:rsid="0072aba0" officeooo:paragraph-rsid="0072aba0"/>
    </style:style>
    <style:style style:name="P52" style:family="paragraph" style:parent-style-name="Standard">
      <style:text-properties officeooo:rsid="0072aba0" officeooo:paragraph-rsid="00744961"/>
    </style:style>
    <style:style style:name="P53" style:family="paragraph" style:parent-style-name="Standard" style:list-style-name="L9">
      <style:text-properties officeooo:rsid="0072aba0" officeooo:paragraph-rsid="00744961"/>
    </style:style>
    <style:style style:name="P54" style:family="paragraph" style:parent-style-name="Standard">
      <style:text-properties officeooo:rsid="001232f6" officeooo:paragraph-rsid="001232f6"/>
    </style:style>
    <style:style style:name="P55" style:family="paragraph" style:parent-style-name="Standard">
      <style:paragraph-properties style:writing-mode="lr-tb"/>
      <style:text-properties officeooo:paragraph-rsid="006ccdc5"/>
    </style:style>
    <style:style style:name="P56" style:family="paragraph" style:parent-style-name="Standard">
      <style:paragraph-properties style:writing-mode="lr-tb"/>
      <style:text-properties officeooo:rsid="0068dacc" officeooo:paragraph-rsid="006ddc97"/>
    </style:style>
    <style:style style:name="P57" style:family="paragraph" style:parent-style-name="Standard">
      <style:paragraph-properties style:writing-mode="lr-tb"/>
      <style:text-properties officeooo:rsid="0068476a" officeooo:paragraph-rsid="006e8626"/>
    </style:style>
    <style:style style:name="P58" style:family="paragraph" style:parent-style-name="Standard" style:list-style-name="L7">
      <style:paragraph-properties style:writing-mode="lr-tb"/>
      <style:text-properties officeooo:rsid="0069c3bd" officeooo:paragraph-rsid="00755f7a"/>
    </style:style>
    <style:style style:name="P59" style:family="paragraph" style:parent-style-name="Standard">
      <style:paragraph-properties style:writing-mode="lr-tb"/>
      <style:text-properties officeooo:rsid="0072aba0" officeooo:paragraph-rsid="00744961"/>
    </style:style>
    <style:style style:name="P60" style:family="paragraph" style:parent-style-name="Standard" style:list-style-name="L8">
      <style:paragraph-properties style:writing-mode="lr-tb"/>
      <style:text-properties officeooo:rsid="0072aba0" officeooo:paragraph-rsid="00744961"/>
    </style:style>
    <style:style style:name="P61" style:family="paragraph" style:parent-style-name="Standard">
      <style:paragraph-properties fo:margin-left="0cm" fo:margin-right="0cm" fo:text-indent="0cm" style:auto-text-indent="false" style:writing-mode="lr-tb"/>
      <style:text-properties officeooo:paragraph-rsid="006ccdc5"/>
    </style:style>
    <style:style style:name="P62" style:family="paragraph" style:parent-style-name="Standard" style:list-style-name="L2">
      <style:paragraph-properties fo:margin-left="1.251cm" fo:margin-right="0cm" fo:text-indent="-0.635cm" style:auto-text-indent="false" style:writing-mode="lr-tb"/>
      <style:text-properties officeooo:rsid="006bcfa5" officeooo:paragraph-rsid="006bcfa5"/>
    </style:style>
    <style:style style:name="P63" style:family="paragraph" style:parent-style-name="Standard" style:list-style-name="L2">
      <style:paragraph-properties fo:margin-left="1.251cm" fo:margin-right="0cm" fo:text-indent="-0.635cm" style:auto-text-indent="false" style:writing-mode="lr-tb"/>
      <style:text-properties officeooo:rsid="006bcfa5" officeooo:paragraph-rsid="006eeb03"/>
    </style:style>
    <style:style style:name="P64" style:family="paragraph" style:parent-style-name="Standard">
      <style:paragraph-properties fo:margin-left="0cm" fo:margin-right="0cm" fo:text-indent="0cm" style:auto-text-indent="false" style:writing-mode="lr-tb"/>
      <style:text-properties officeooo:rsid="006bcfa5" officeooo:paragraph-rsid="006e8626"/>
    </style:style>
    <style:style style:name="P65" style:family="paragraph" style:parent-style-name="Standard">
      <style:paragraph-properties fo:margin-left="0cm" fo:margin-right="0cm" fo:text-indent="0cm" style:auto-text-indent="false" style:writing-mode="lr-tb"/>
      <style:text-properties officeooo:rsid="006bcfa5" officeooo:paragraph-rsid="006bcfa5"/>
    </style:style>
    <style:style style:name="P66" style:family="paragraph" style:parent-style-name="Standard">
      <style:paragraph-properties fo:margin-left="0cm" fo:margin-right="0cm" fo:text-indent="0cm" style:auto-text-indent="false" style:writing-mode="lr-tb"/>
      <style:text-properties officeooo:rsid="006bcfa5" officeooo:paragraph-rsid="006eeb03"/>
    </style:style>
    <style:style style:name="P67" style:family="paragraph" style:parent-style-name="Standard">
      <style:paragraph-properties fo:margin-left="0cm" fo:margin-right="0cm" fo:text-indent="0cm" style:auto-text-indent="false" style:writing-mode="lr-tb"/>
      <style:text-properties officeooo:paragraph-rsid="006eeb03"/>
    </style:style>
    <style:style style:name="P68" style:family="paragraph" style:parent-style-name="Standard">
      <style:paragraph-properties fo:margin-left="0cm" fo:margin-right="0cm" fo:text-indent="0cm" style:auto-text-indent="false" style:writing-mode="lr-tb"/>
      <style:text-properties officeooo:paragraph-rsid="0070b52c"/>
    </style:style>
    <style:style style:name="P69" style:family="paragraph" style:parent-style-name="Table_20_Contents" style:list-style-name="L2">
      <style:text-properties officeooo:paragraph-rsid="006eeb03"/>
    </style:style>
    <style:style style:name="P70" style:family="paragraph" style:parent-style-name="Table_20_Contents" style:list-style-name="L2">
      <style:text-properties officeooo:rsid="0065ebd0" officeooo:paragraph-rsid="0065ebd0"/>
    </style:style>
    <style:style style:name="P71" style:family="paragraph" style:parent-style-name="Table_20_Contents" style:list-style-name="L3">
      <style:text-properties officeooo:rsid="0065ebd0" officeooo:paragraph-rsid="0065ebd0"/>
    </style:style>
    <style:style style:name="P72" style:family="paragraph" style:parent-style-name="Table_20_Contents" style:list-style-name="L3">
      <style:text-properties officeooo:paragraph-rsid="0065ebd0"/>
    </style:style>
    <style:style style:name="P73" style:family="paragraph" style:parent-style-name="Table_20_Contents" style:list-style-name="L3">
      <style:text-properties fo:font-style="normal" officeooo:rsid="0065ebd0" officeooo:paragraph-rsid="0065ebd0" style:font-style-asian="normal" style:font-style-complex="normal"/>
    </style:style>
    <style:style style:name="P74" style:family="paragraph" style:parent-style-name="Table_20_Contents">
      <style:text-properties officeooo:paragraph-rsid="0065ebd0"/>
    </style:style>
    <style:style style:name="P75" style:family="paragraph" style:parent-style-name="Preformatted_20_Text">
      <style:paragraph-properties style:writing-mode="lr-tb"/>
      <style:text-properties officeooo:rsid="001232f6" officeooo:paragraph-rsid="0072dc74"/>
    </style:style>
    <style:style style:name="P76" style:family="paragraph" style:parent-style-name="Preformatted_20_Text">
      <style:paragraph-properties style:writing-mode="lr-tb"/>
      <style:text-properties officeooo:rsid="0073e26b" officeooo:paragraph-rsid="0073e26b"/>
    </style:style>
    <style:style style:name="P77" style:family="paragraph" style:parent-style-name="Preformatted_20_Text">
      <style:paragraph-properties style:writing-mode="lr-tb"/>
      <style:text-properties officeooo:paragraph-rsid="007444b7"/>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officeooo:rsid="00539e06"/>
    </style:style>
    <style:style style:name="T2" style:family="text">
      <style:text-properties officeooo:rsid="00539e06"/>
    </style:style>
    <style:style style:name="T3" style:family="text">
      <style:text-properties fo:font-size="12pt" style:text-underline-style="none" fo:font-weight="bold" officeooo:rsid="0056ded2" style:font-size-asian="12pt" style:font-weight-asian="bold" style:font-size-complex="12pt" style:font-weight-complex="bold"/>
    </style:style>
    <style:style style:name="T4" style:family="text">
      <style:text-properties fo:font-size="12pt" fo:font-weight="bold" officeooo:rsid="0056ded2" style:font-size-asian="12pt" style:font-weight-asian="bold" style:font-size-complex="12pt" style:font-weight-complex="bold"/>
    </style:style>
    <style:style style:name="T5" style:family="text">
      <style:text-properties fo:font-size="12pt" fo:font-weight="normal" officeooo:rsid="0056ded2" style:font-size-asian="12pt" style:font-weight-asian="normal" style:font-size-complex="12pt" style:font-weight-complex="normal"/>
    </style:style>
    <style:style style:name="T6" style:family="text">
      <style:text-properties officeooo:rsid="004935e2"/>
    </style:style>
    <style:style style:name="T7" style:family="text">
      <style:text-properties officeooo:rsid="00580be4"/>
    </style:style>
    <style:style style:name="T8" style:family="text">
      <style:text-properties fo:font-weight="bold" style:font-weight-asian="bold" style:font-weight-complex="bold"/>
    </style:style>
    <style:style style:name="T9" style:family="text">
      <style:text-properties fo:font-weight="bold" officeooo:rsid="00580be4" style:font-weight-asian="bold" style:font-weight-complex="bold"/>
    </style:style>
    <style:style style:name="T10" style:family="text">
      <style:text-properties fo:font-weight="bold" officeooo:rsid="0066758b" style:font-weight-asian="bold" style:font-weight-complex="bold"/>
    </style:style>
    <style:style style:name="T11" style:family="text">
      <style:text-properties fo:font-style="italic" fo:font-weight="bold" officeooo:rsid="00580be4" style:font-style-asian="italic" style:font-weight-asian="bold" style:font-style-complex="italic" style:font-weight-complex="bold"/>
    </style:style>
    <style:style style:name="T12" style:family="text">
      <style:text-properties fo:font-style="italic" officeooo:rsid="0065ebd0" style:font-style-asian="italic" style:font-style-complex="italic"/>
    </style:style>
    <style:style style:name="T13" style:family="text">
      <style:text-properties officeooo:rsid="005f7327"/>
    </style:style>
    <style:style style:name="T14" style:family="text">
      <style:text-properties officeooo:rsid="00607a5b"/>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normal" officeooo:rsid="0068476a" style:font-weight-asian="normal" style:font-weight-complex="normal"/>
    </style:style>
    <style:style style:name="T18" style:family="text">
      <style:text-properties style:text-underline-style="solid" style:text-underline-width="auto" style:text-underline-color="font-color" fo:font-weight="normal" officeooo:rsid="006bcfa5" style:font-weight-asian="normal" style:font-weight-complex="normal"/>
    </style:style>
    <style:style style:name="T19" style:family="text">
      <style:text-properties style:text-underline-style="solid" style:text-underline-width="auto" style:text-underline-color="font-color" fo:font-weight="bold" officeooo:rsid="0069c3bd" style:font-weight-asian="bold" style:font-weight-complex="bold"/>
    </style:style>
    <style:style style:name="T20" style:family="text">
      <style:text-properties style:text-underline-style="solid" style:text-underline-width="auto" style:text-underline-color="font-color" fo:font-weight="bold" officeooo:rsid="0066758b" style:font-weight-asian="bold" style:font-weight-complex="bold"/>
    </style:style>
    <style:style style:name="T21" style:family="text">
      <style:text-properties style:text-underline-style="solid" style:text-underline-width="auto" style:text-underline-color="font-color" officeooo:rsid="0069c3bd"/>
    </style:style>
    <style:style style:name="T22" style:family="text">
      <style:text-properties style:text-underline-style="solid" style:text-underline-width="auto" style:text-underline-color="font-color" officeooo:rsid="0066758b"/>
    </style:style>
    <style:style style:name="T23" style:family="text">
      <style:text-properties officeooo:rsid="004811fb"/>
    </style:style>
    <style:style style:name="T24" style:family="text">
      <style:text-properties officeooo:rsid="0065ebd0"/>
    </style:style>
    <style:style style:name="T25" style:family="text">
      <style:text-properties officeooo:rsid="0066758b"/>
    </style:style>
    <style:style style:name="T26" style:family="text">
      <style:text-properties fo:font-weight="normal" style:font-weight-asian="normal" style:font-weight-complex="normal"/>
    </style:style>
    <style:style style:name="T27" style:family="text">
      <style:text-properties fo:font-weight="normal" officeooo:rsid="0041a516" style:font-weight-asian="normal" style:font-weight-complex="normal"/>
    </style:style>
    <style:style style:name="T28" style:family="text">
      <style:text-properties fo:font-weight="normal" officeooo:rsid="0068476a" style:font-weight-asian="normal" style:font-weight-complex="normal"/>
    </style:style>
    <style:style style:name="T29" style:family="text">
      <style:text-properties fo:font-weight="normal" officeooo:rsid="00607a5b" style:font-weight-asian="normal" style:font-weight-complex="normal"/>
    </style:style>
    <style:style style:name="T30" style:family="text">
      <style:text-properties fo:font-weight="normal" officeooo:rsid="0068eba9" style:font-weight-asian="normal" style:font-weight-complex="normal"/>
    </style:style>
    <style:style style:name="T31" style:family="text">
      <style:text-properties fo:font-weight="normal" officeooo:rsid="0069c3bd" style:font-weight-asian="normal" style:font-weight-complex="normal"/>
    </style:style>
    <style:style style:name="T32" style:family="text">
      <style:text-properties fo:font-weight="normal" officeooo:rsid="006e8626" style:font-weight-asian="normal" style:font-weight-complex="normal"/>
    </style:style>
    <style:style style:name="T33" style:family="text">
      <style:text-properties fo:font-weight="normal" officeooo:rsid="006bcfa5" style:font-weight-asian="normal" style:font-weight-complex="normal"/>
    </style:style>
    <style:style style:name="T34" style:family="text">
      <style:text-properties fo:font-weight="normal" officeooo:rsid="006eeb03" style:font-weight-asian="normal" style:font-weight-complex="normal"/>
    </style:style>
    <style:style style:name="T35" style:family="text">
      <style:text-properties style:font-name="Liberation Serif1"/>
    </style:style>
    <style:style style:name="T36" style:family="text">
      <style:text-properties style:font-name="Liberation Serif"/>
    </style:style>
    <style:style style:name="T37" style:family="text">
      <style:text-properties officeooo:rsid="0072dc74"/>
    </style:style>
    <style:style style:name="T38" style:family="text">
      <style:text-properties style:text-line-through-style="solid" style:text-line-through-type="single"/>
    </style:style>
    <style:style style:name="T39" style:family="text">
      <style:text-properties style:text-line-through-style="solid" style:text-line-through-type="single" officeooo:rsid="0072dc74"/>
    </style:style>
    <style:style style:name="T40" style:family="text">
      <style:text-properties style:text-line-through-style="solid" style:text-line-through-type="single" style:text-underline-style="solid" style:text-underline-width="auto" style:text-underline-color="font-color"/>
    </style:style>
    <style:style style:name="T41" style:family="text">
      <style:text-properties style:text-line-through-style="solid" style:text-line-through-type="single" style:text-underline-style="solid" style:text-underline-width="auto" style:text-underline-color="font-color" officeooo:rsid="0072dc74"/>
    </style:style>
    <style:style style:name="T42" style:family="text">
      <style:text-properties style:text-line-through-style="solid" style:text-line-through-type="single" style:text-underline-style="none"/>
    </style:style>
    <style:style style:name="T43" style:family="text">
      <style:text-properties style:text-line-through-style="solid" style:text-line-through-type="single" style:text-underline-style="none" officeooo:rsid="0072dc74"/>
    </style:style>
    <style:style style:name="T44" style:family="text">
      <style:text-properties style:text-line-through-style="none" style:text-line-through-type="none" officeooo:rsid="0072dc74"/>
    </style:style>
    <style:style style:name="T45" style:family="text">
      <style:text-properties style:text-line-through-style="none" style:text-line-through-type="none" style:text-underline-style="solid" style:text-underline-width="auto" style:text-underline-color="font-color" officeooo:rsid="0072dc74"/>
    </style:style>
    <style:style style:name="T46" style:family="text">
      <style:text-properties style:text-line-through-style="none" style:text-line-through-type="none" style:text-underline-style="none"/>
    </style:style>
    <style:style style:name="T47" style:family="text">
      <style:text-properties style:text-line-through-style="none" style:text-line-through-type="none" style:text-underline-style="none" officeooo:rsid="0072dc74"/>
    </style:style>
    <style:style style:name="T48" style:family="text">
      <style:text-properties officeooo:rsid="0073e26b"/>
    </style:style>
    <style:style style:name="T49" style:family="text">
      <style:text-properties officeooo:rsid="007444b7"/>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uncionalidad</text:p>
      <text:p text:style-name="P19">“<text:span text:style-name="T1">Automatizar</text:span><text:span text:style-name="T2"> la actualización de productos de la tienda online</text:span>”</text:p>
      <text:p text:style-name="P1"/>
      <text:p text:style-name="P3">PROCEDIMIENTO</text:p>
      <text:p text:style-name="P3"/>
      <text:p text:style-name="P20">Todos los días a l<text:span text:style-name="T7">a</text:span>s <text:span text:style-name="T8">12:00pm el crontab </text:span><text:span text:style-name="T11">ejecuta</text:span><text:span text:style-name="T9"> </text:span><text:span text:style-name="T8">un script</text:span> a nivel de la app, dicho script:</text:p>
      <text:p text:style-name="P6"/>
      <text:list xml:id="list1154552736" text:style-name="L1">
        <text:list-item>
          <text:p text:style-name="P26">Se <text:span text:style-name="T8">conecta a 2 servidores ftp</text:span> para <text:span text:style-name="T8">transferir desde allí 2 archivos</text:span> que contienen la lista actualizada de productos.</text:p>
        </text:list-item>
        <text:list-item>
          <text:p text:style-name="P26">A partir de los archivos descargados <text:span text:style-name="T8">el script actualiza los productos de la tienda</text:span>.</text:p>
        </text:list-item>
        <text:list-item>
          <text:p text:style-name="P26"><text:span text:style-name="T5">Finalmente el script </text:span><text:span text:style-name="T4">envía un correo el electrónico informando qué </text:span><text:span text:style-name="T3">productos</text:span><text:span text:style-name="T4"> se han actualizado</text:span><text:span text:style-name="T5">.</text:span></text:p>
        </text:list-item>
      </text:list>
      <text:p text:style-name="P5"/>
      <text:p text:style-name="P1"/>
      <text:p text:style-name="P3">RESTRICCIONES Y RENDIMIENTO</text:p>
      <text:p text:style-name="P7"/>
      <text:p text:style-name="P27">Ejecución del script</text:p>
      <text:list xml:id="list788779244" text:style-name="L2">
        <text:list-item>
          <text:p text:style-name="P70">El Script se debe ejecutar todos los días a las 12:00 pm</text:p>
        </text:list-item>
        <text:list-item>
          <text:p text:style-name="P70">CONTROL DE FALLOS:</text:p>
          <text:list>
            <text:list-item>
              <text:p text:style-name="P69"><text:span text:style-name="T23">El cron tendrá una tarea que se ejecute 5 minutos después de la hora de ejecución del script y verifique si se ejecutó. Sí no se ejecutó reintenta la ejecución, sí la ejecución vuelve a fallar, </text:span><office:annotation office:name="__Annotation__4037_8553904"><dc:creator>Unknown Author</dc:creator><dc:date>2020-11-12T18:22:28.302117940</dc:date><text:p text:style-name="P78"><text:span text:style-name="T50">TODO: formato del log (ver ejemlo más abajo)</text:span></text:p></office:annotation><text:span text:style-name="T23">registra el error en el sistema</text:span><office:annotation-end office:name="__Annotation__4037_8553904"/><text:span text:style-name="T23"> y manda un </text:span><office:annotation office:name="__Annotation__4038_8553904"><dc:creator>Unknown Author</dc:creator><dc:date>2020-11-12T18:22:53.916600819</dc:date><text:p text:style-name="P78"><text:span text:style-name="T50">Contenido del correo</text:span></text:p></office:annotation><text:span text:style-name="T23">correo al administrador</text:span><office:annotation-end office:name="__Annotation__4038_8553904"/><text:span text:style-name="T23"> de la tienda.</text:span></text:p>
              <text:p text:style-name="P69"/>
            </text:list-item>
          </text:list>
          <text:p text:style-name="P69"><text:span text:style-name="T23">error del sistema: </text:span><text:span text:style-name="T30">&lt;fecha&gt; &lt;hora&gt; </text:span><text:span text:style-name="T33">Error al ejecutar</text:span><text:span text:style-name="T30">: </text:span><text:span text:style-name="T33">&lt;error</text:span><text:span text:style-name="T18">-</text:span><text:span text:style-name="T33">mensaje&gt;</text:span></text:p>
          <text:list>
            <text:list-item>
              <text:list>
                <text:list-header>
                  <text:p text:style-name="P62"><text:span text:style-name="T26">correo electrónico:</text:span></text:p>
                  <text:list>
                    <text:list-header>
                      <text:p text:style-name="P62"><text:span text:style-name="T26"><text:s text:c="6"/>[subject] Error al ejecutar al ejecutar proceso fulloffice</text:span></text:p>
                    </text:list-header>
                  </text:list>
                </text:list-header>
              </text:list>
            </text:list-item>
          </text:list>
        </text:list-item>
      </text:list>
      <text:p text:style-name="P64"><text:span text:style-name="T26"><text:tab/> <text:s text:c="5"/>[to] &lt;adminstrador-tienda&gt;@&lt;</text:span><text:span text:style-name="T32">tienda</text:span><text:span text:style-name="T26">&gt;.&lt;com&gt;</text:span></text:p>
      <text:p text:style-name="P65"><text:span text:style-name="T26"><text:tab/> <text:s text:c="5"/>[body]No se pudo ejecutar el proceso fulloffice el &lt;dia-mes-año&gt; a la <text:s text:c="3"/><text:tab/><text:tab/><text:tab/>&lt;hora:min&gt; por la razón: &lt;mensaje-error&gt;</text:span></text:p>
      <text:p text:style-name="P24"/>
      <text:p text:style-name="P25">Conexión FTP:</text:p>
      <text:list xml:id="list1764757205" text:style-name="L3">
        <text:list-item>
          <text:p text:style-name="P71">Los datos del archivo se obtienen del archivo fulloffice.txt </text:p>
        </text:list-item>
        <text:list-item>
          <text:p text:style-name="P71">CONTROL DE FALLOS:</text:p>
          <text:list>
            <text:list-item>
              <text:p text:style-name="P72"><text:span text:style-name="T12">Conexión fallida: </text:span><text:span text:style-name="T24">si no se puede conectar, esperar 2 minutos y reintentar. Si persiste, esperar 13 minutos y reintentar, y sí el problema persiste entonces </text:span><office:annotation office:name="__Annotation__4039_8553904"><dc:creator>Unknown Author</dc:creator><dc:date>2020-11-12T18:23:15.516302620</dc:date><text:p text:style-name="P78"><text:span text:style-name="T50">Datos a registrar / formato log</text:span></text:p></office:annotation><text:span text:style-name="T24">registrar el error</text:span><office:annotation-end office:name="__Annotation__4039_8553904"/><text:span text:style-name="T6"> en log y mandar el </text:span><office:annotation office:name="__Annotation__4040_8553904"><dc:creator>Unknown Author</dc:creator><dc:date>2020-11-12T18:23:30.363370499</dc:date><text:p text:style-name="P78"><text:span text:style-name="T50">Contenido del correo</text:span></text:p></office:annotation><text:span text:style-name="T6">correo</text:span><office:annotation-end office:name="__Annotation__4040_8553904"/><text:span text:style-name="T6"> al administrador de la tienda.</text:span></text:p>
            </text:list-item>
          </text:list>
        </text:list-item>
      </text:list>
      <text:p text:style-name="P74"/>
      <text:list xml:id="list22719185589028" text:continue-list="list788779244" text:style-name="L2">
        <text:list-item>
          <text:list>
            <text:list-header>
              <text:p text:style-name="P69"/>
            </text:list-header>
          </text:list>
          <text:p text:style-name="P69"><text:span text:style-name="T23">error del sistema: </text:span><text:span text:style-name="T30">&lt;fecha&gt; &lt;hora&gt;</text:span><text:span text:style-name="T33">Error </text:span><text:span text:style-name="T34">no se puede conectar a &lt;ftp-name&gt;:</text:span><text:span text:style-name="T30"> </text:span><text:span text:style-name="T33">&lt;error</text:span><text:span text:style-name="T18">-</text:span><text:span text:style-name="T33">mensaje&gt;</text:span></text:p>
          <text:list>
            <text:list-item>
              <text:list>
                <text:list-header>
                  <text:p text:style-name="P63"><text:span text:style-name="T26">correo electrónico:</text:span></text:p>
                  <text:list>
                    <text:list-header>
                      <text:p text:style-name="P63"><text:span text:style-name="T26"><text:s text:c="6"/>[subject] Error </text:span><text:span text:style-name="T34">al conectarse a servidor</text:span></text:p>
                    </text:list-header>
                  </text:list>
                </text:list-header>
              </text:list>
            </text:list-item>
          </text:list>
        </text:list-item>
      </text:list>
      <text:p text:style-name="P66"><text:span text:style-name="T26"><text:tab/> <text:s text:c="5"/>[to] &lt;adminstrador-tienda&gt;@&lt;</text:span><text:span text:style-name="T32">tienda</text:span><text:span text:style-name="T26">&gt;.&lt;com&gt;</text:span></text:p>
      <text:p text:style-name="P67"><text:span text:style-name="T33"><text:tab/> <text:s text:c="5"/>[body]</text:span><text:span text:style-name="T30">&lt;fecha&gt;&lt;hora&gt;</text:span><text:span text:style-name="T33">Error </text:span><text:span text:style-name="T34">no se puede conectar a &lt;ftp-name&gt;:</text:span><text:span text:style-name="T30"> </text:span><text:span text:style-name="T33">&lt;error</text:span><text:span text:style-name="T18">-</text:span><text:span text:style-name="T33">mensaje&gt;</text:span></text:p>
      <text:p text:style-name="P67"><text:span text:style-name="T33"/></text:p>
      <text:p text:style-name="P23">Transferencia de archivos:</text:p>
      <text:list xml:id="list22718758630733" text:continue-list="list1764757205" text:style-name="L3">
        <text:list-item>
          <text:p text:style-name="P73">Archivos a descargar: ./productos.csv y ./catalogo_xml/productos.xml y </text:p>
        </text:list-item>
        <text:list-item>
          <text:p text:style-name="P72"><text:soft-page-break/><text:span text:style-name="T12">Falla transferencia de archivos:</text:span><text:span text:style-name="T24"> almacenar </text:span><office:annotation office:name="__Annotation__4041_8553904"><dc:creator>Unknown Author</dc:creator><dc:date>2020-11-12T18:23:49.570713395</dc:date><text:p text:style-name="P78"><text:span text:style-name="T50">Formato log</text:span></text:p></office:annotation><text:span text:style-name="T24">error en log</text:span><office:annotation-end office:name="__Annotation__4041_8553904"/><text:span text:style-name="T13"> y mandar </text:span><office:annotation office:name="__Annotation__4042_8553904"><dc:creator>Unknown Author</dc:creator><dc:date>2020-11-12T18:23:57.314643024</dc:date><text:p text:style-name="P78"><text:span text:style-name="T50">contenido</text:span></text:p></office:annotation><text:span text:style-name="T13">correo</text:span><office:annotation-end office:name="__Annotation__4042_8553904"/><text:span text:style-name="T13"> electrónico al administrador de la tienda. El usuario deberá revisar manualmente, si es que el archivo existe en el ftp o cualquier percance.</text:span></text:p>
        </text:list-item>
      </text:list>
      <text:p text:style-name="P74"/>
      <text:list xml:id="list22718381495673" text:continue-list="list22719185589028" text:style-name="L2">
        <text:list-header>
          <text:p text:style-name="P69"><text:span text:style-name="T23">error del sistema: </text:span><text:span text:style-name="T33">Error </text:span><text:span text:style-name="T34">no se puede obtener el &lt;archivo&gt; de &lt;ftp-name&gt;:</text:span><text:span text:style-name="T30"> <text:s/>&lt;fecha&gt;&lt;hora&gt; </text:span><text:span text:style-name="T33">&lt;error</text:span><text:span text:style-name="T18">-</text:span><text:span text:style-name="T33">mensaje&gt;</text:span></text:p>
          <text:list>
            <text:list-item>
              <text:list>
                <text:list-header>
                  <text:p text:style-name="P63"><text:span text:style-name="T26">correo electrónico:</text:span></text:p>
                  <text:list>
                    <text:list-header>
                      <text:p text:style-name="P63"><text:span text:style-name="T26"><text:s text:c="6"/>[subject] Error al </text:span><text:span text:style-name="T34">obtener el archivo</text:span></text:p>
                    </text:list-header>
                  </text:list>
                </text:list-header>
              </text:list>
            </text:list-item>
          </text:list>
        </text:list-header>
      </text:list>
      <text:p text:style-name="P66"><text:span text:style-name="T26"><text:tab/> <text:s text:c="5"/>[to] &lt;adminstrador-tienda&gt;@&lt;</text:span><text:span text:style-name="T32">tienda</text:span><text:span text:style-name="T26">&gt;.&lt;com&gt;</text:span></text:p>
      <text:p text:style-name="P68"><text:span text:style-name="T33"><text:tab/> <text:s text:c="5"/>[body]Error </text:span><text:span text:style-name="T34">no se puede obtener el &lt;archivo&gt; de &lt;ftp-name&gt;:</text:span><text:span text:style-name="T30"> &lt;fecha&gt;&lt;hora&gt;</text:span><text:span text:style-name="T33">&lt;error</text:span><text:span text:style-name="T18">-</text:span><text:span text:style-name="T33">mensaje&gt;</text:span></text:p>
      <text:p text:style-name="P1"/>
      <text:p text:style-name="P17">Actualización de productos de la tienda</text:p>
      <text:p text:style-name="P8"/>
      <text:p text:style-name="P9"><text:span text:style-name="T21">1. </text:span><text:span text:style-name="T22">Formato de los archivos</text:span><text:span text:style-name="T25">:</text:span></text:p>
      <text:list xml:id="list22719885524123" text:continue-list="list22718758630733" text:style-name="L3">
        <text:list-item>
          <text:p text:style-name="P28">CSV: </text:p>
          <text:list>
            <text:list-item>
              <text:p text:style-name="P30">Delimitador: |<text:span text:style-name="T35">˽</text:span></text:p>
            </text:list-item>
            <text:list-item>
              <text:p text:style-name="P34">Cabecera: primera fila.</text:p>
            </text:list-item>
            <text:list-item>
              <text:p text:style-name="P30"><text:span text:style-name="T36">Columnas: </text:span><text:span text:style-name="T27">Marca| Clave DC| Clave Fabricante| Descripción corta| Precio Distribuidor (En PESOS)| Linea| Familia| Subfamilia| Disponible Anahuac 01 | Disponible Cylan 02 | Disponible Eugenia 04 | Disponible|</text:span></text:p>
            </text:list-item>
          </text:list>
        </text:list-item>
        <text:list-item>
          <text:p text:style-name="P30"><text:span text:style-name="T27">X</text:span><text:span text:style-name="T26">ML:</text:span></text:p>
        </text:list-item>
      </text:list>
      <text:p text:style-name="P50"><text:span text:style-name="T28">Claves: </text:span></text:p>
      <text:p text:style-name="P50"><text:span text:style-name="T28">&lt;Producto&gt;</text:span></text:p>
      <text:p text:style-name="P55"><text:span text:style-name="T28"><text:s text:c="4"/>&lt;clave&gt;&lt;no_parte&gt;&lt;nombre&gt;&lt;modelo&gt;&lt;idMarca&gt;&lt;marca&gt;&lt;idCategoria&gt;&lt;categoria&gt;</text:span></text:p>
      <text:p text:style-name="P55"><text:span text:style-name="T28"><text:s text:c="4"/>&lt;idSubCategoria&gt;&lt;subcategoria&gt;&lt;imagen&gt;&lt;imagenFecha&gt;&lt;descripcion_corta&gt;&lt;upc&gt;&lt;ean&gt;</text:span></text:p>
      <text:p text:style-name="P55"><text:span text:style-name="T28"><text:s text:c="4"/>&lt;status&gt;&lt;sustituto&gt;&lt;precio&gt;&lt;moneda&gt;&lt;tipo_cambio&gt;</text:span></text:p>
      <text:p text:style-name="P50"><text:span text:style-name="T28"><text:s text:c="4"/>&lt;existencia&gt;</text:span></text:p>
      <text:p text:style-name="P55"><text:span text:style-name="T28"><text:s text:c="6"/>&lt;HMO&gt;&lt;OBR&gt;&lt;LMO&gt;&lt;CLN&gt;&lt;DGO&gt;&lt;TRN&gt;&lt;CHI&gt;&lt;AGS&gt;&lt;QRO&gt;&lt;SLP&gt;&lt;LEO&gt;&lt;GDL&gt;</text:span></text:p>
      <text:p text:style-name="P61"><text:span text:style-name="T28"><text:s text:c="6"/>&lt;MOR&gt;&lt;SLT&gt;&lt;XLP&gt;&lt;VER&gt;&lt;COL&gt;&lt;CTZ&gt;&lt;TAM&gt;&lt;PUE&gt;&lt;VHA&gt;&lt;TXA&gt;&lt;MTY&gt;&lt;TPC&gt;</text:span></text:p>
      <text:p text:style-name="P61"><text:span text:style-name="T28"><text:s text:c="6"/>&lt;MID&gt;&lt;OAX&gt;&lt;MAZ&gt;&lt;CUE&gt;&lt;TOL&gt;&lt;PAC&gt;&lt;CUN&gt;&lt;DFP&gt;&lt;DFA&gt;&lt;ZAC&gt;&lt;DFT&gt;&lt;ACA&gt;</text:span></text:p>
      <text:p text:style-name="P61"><text:span text:style-name="T28"><text:s text:c="6"/>&lt;IRA&gt;&lt;DFC&gt;&lt;TXL&gt;&lt;ACX&gt;&lt;URP&gt;&lt;CDV&gt;&lt;CEL&gt;&lt;CHT&gt;&lt;CAM&gt;&lt;D2A&gt;</text:span></text:p>
      <text:p text:style-name="P50"><office:annotation office:name="__Annotation__4043_8553904"><dc:creator>Unknown Author</dc:creator><dc:date>2020-11-12T18:24:16.378262126</dc:date><text:p text:style-name="P78"><text:span text:style-name="T50">Nombre de claves en archivo XML</text:span></text:p></office:annotation><office:annotation-end office:name="__Annotation__4043_8553904"/><text:span text:style-name="T28"><text:s/></text:span></text:p>
      <text:p text:style-name="P12"><text:span text:style-name="T16">Restricciones</text:span><text:span text:style-name="T26">: </text:span></text:p>
      <text:list xml:id="list3485741294" text:style-name="L4">
        <text:list-item>
          <text:p text:style-name="P35">El script deberá validar que el formato de los archivos sea el especificado.</text:p>
        </text:list-item>
        <text:list-item>
          <text:p text:style-name="P44"><text:span text:style-name="T28">T</text:span><text:span text:style-name="T26">ambién deberá validar el formato de las columnas correspondientes a SKU, marca, precio según las siguientes especificaciones:</text:span></text:p>
        </text:list-item>
      </text:list>
      <text:p text:style-name="P3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office:annotation office:name="__Annotation__4044_8553904"><dc:creator>Unknown Author</dc:creator><dc:date>2020-11-12T18:24:38.785457674</dc:date><text:p text:style-name="P78"><text:span text:style-name="T50">completar</text:span></text:p></office:annotation>Campo</text:p>
          </table:table-cell>
          <table:table-cell table:style-name="Table2.A1" office:value-type="string">
            <text:p text:style-name="P22">Nombre en CSV</text:p>
          </table:table-cell>
          <table:table-cell table:style-name="Table2.A1" office:value-type="string">
            <text:p text:style-name="P22">Nombre en XML</text:p>
          </table:table-cell>
          <table:table-cell table:style-name="Table2.D1" office:value-type="string">
            <text:p text:style-name="P22">Definición</text:p>
          </table:table-cell>
        </table:table-row>
        <table:table-row>
          <table:table-cell table:style-name="Table2.A2" office:value-type="string">
            <text:p text:style-name="P21">SKU</text:p>
          </table:table-cell>
          <table:table-cell table:style-name="Table2.A2" office:value-type="string">
            <text:p text:style-name="P32"><text:span text:style-name="T27">Clave DC</text:span></text:p>
          </table:table-cell>
          <table:table-cell table:style-name="Table2.A2" office:value-type="string">
            <text:p text:style-name="P56"><text:span text:style-name="T28">&lt;clave&gt;</text:span></text:p>
          </table:table-cell>
          <table:table-cell table:style-name="Table2.D2" office:value-type="string">
            <text:p text:style-name="P21"/>
          </table:table-cell>
        </table:table-row>
        <table:table-row>
          <table:table-cell table:style-name="Table2.A2" office:value-type="string">
            <text:p text:style-name="P21">Marca</text:p>
          </table:table-cell>
          <table:table-cell table:style-name="Table2.A2" office:value-type="string">
            <text:p text:style-name="P57"><text:span text:style-name="T27">Marca</text:span></text:p>
          </table:table-cell>
          <table:table-cell table:style-name="Table2.A2" office:value-type="string">
            <text:p text:style-name="P33"><text:span text:style-name="T26">&lt;marca&gt;</text:span></text:p>
          </table:table-cell>
          <table:table-cell table:style-name="Table2.D2" office:value-type="string">
            <text:p text:style-name="P21"/>
          </table:table-cell>
        </table:table-row>
        <table:table-row>
          <table:table-cell table:style-name="Table2.A2" office:value-type="string">
            <text:p text:style-name="P21">Precio</text:p>
          </table:table-cell>
          <table:table-cell table:style-name="Table2.A2" office:value-type="string">
            <text:p text:style-name="P32"><text:span text:style-name="T27">Precio Distribuidor (En PESOS)</text:span></text:p>
          </table:table-cell>
          <table:table-cell table:style-name="Table2.A2" office:value-type="string">
            <text:p text:style-name="P56"><text:span text:style-name="T28">&lt;precio&gt;</text:span></text:p>
          </table:table-cell>
          <table:table-cell table:style-name="Table2.D2" office:value-type="string">
            <text:p text:style-name="P21">Precio es un número real mayor a 0.01 y menor que 99999.99<office:annotation-end office:name="__Annotation__4044_8553904"/></text:p>
          </table:table-cell>
        </table:table-row>
      </table:table>
      <text:p text:style-name="P37"/>
      <text:p text:style-name="P36"/>
      <text:p text:style-name="P2"><text:span text:style-name="T17">Rendimiento</text:span><text:span text:style-name="T28">: </text:span></text:p>
      <text:list xml:id="list3725559297" text:style-name="L5">
        <text:list-item>
          <text:p text:style-name="P46"><text:span text:style-name="T28">En caso de formato </text:span><text:span text:style-name="T30">de archivo </text:span><text:span text:style-name="T28">no válido, g</text:span><text:span text:style-name="T29">uarda error en log de errores </text:span><text:span text:style-name="T28">sin actualizar los productos de la tienda, </text:span><text:span text:style-name="T29">y salta al siguiente reconocimiento de archivo. </text:span><text:span text:style-name="T31">El registro de error tendrá el siguiente formato:</text:span></text:p>
        </text:list-item>
      </text:list>
      <text:p text:style-name="P38"/>
      <text:p text:style-name="P14"><text:soft-page-break/><text:span text:style-name="T30">&lt;fecha&gt; &lt;hora&gt; &lt;mensaje&gt;: &lt;</text:span><text:span text:style-name="T31">archivo</text:span><text:span text:style-name="T30">&gt;</text:span></text:p>
      <text:p text:style-name="P41"/>
      <text:p text:style-name="P15"><text:span text:style-name="T30">D</text:span><text:span text:style-name="T26">onde:</text:span></text:p>
      <text:p text:style-name="P41"><text:tab/>&lt;fecha&gt; es una fecha en formato aaaa-mm-dd</text:p>
      <text:p text:style-name="P41"><text:tab/>&lt;hora&gt; es la hora en formato HH:mm</text:p>
      <text:p text:style-name="P14"><text:span text:style-name="T30"><text:tab/>&lt;mensaje&gt; </text:span><text:span text:style-name="T31">Formato de archivo inválido</text:span></text:p>
      <text:p text:style-name="P39"><text:tab/>&lt;archivo&gt; productos.xml|productos.csv</text:p>
      <text:p text:style-name="P38"/>
      <text:list xml:id="list22719977156779" text:continue-numbering="true" text:style-name="L5">
        <text:list-item>
          <text:p text:style-name="P47"><text:span text:style-name="T29">E</text:span><text:span text:style-name="T30">n caso de error en formato de campo, deberá guardar un registro del producto en el log de errores, con el siguiente formato:</text:span></text:p>
        </text:list-item>
      </text:list>
      <text:p text:style-name="P42"/>
      <text:p text:style-name="P42">&lt;fecha&gt; &lt;hora&gt; &lt;mensaje&gt;: &lt;registro&gt;</text:p>
      <text:p text:style-name="P42"/>
      <text:p text:style-name="P42">Donde:</text:p>
      <text:p text:style-name="P42"><text:tab/>&lt;fecha&gt; es una fecha en formato aaaa-mm-dd</text:p>
      <text:p text:style-name="P42"><text:tab/>&lt;hora&gt; es la hora en formato HH:mm</text:p>
      <text:p text:style-name="P13"><text:span text:style-name="T26"><text:tab/>&lt;mensaje&gt; No se pudo actualizar </text:span><text:span text:style-name="T31">un productor</text:span></text:p>
      <text:p text:style-name="P40"><text:tab/>&lt;registro&gt; La línea del archivo CSV o XML que contiene los datos corruptos</text:p>
      <text:p text:style-name="P1"/>
      <text:p text:style-name="P11"><text:span text:style-name="T19">2. </text:span><text:span text:style-name="T20">Actualización de productos de la tienda</text:span><text:span text:style-name="T10">: </text:span></text:p>
      <text:list xml:id="list3355071572" text:style-name="L6">
        <text:list-item>
          <text:p text:style-name="P29">El script debe recorrer los registros de cada uno de los archivos descargados. Si el producto del archivo existe en la tienda, lo actualiza. Si no existe, lo crea. Marca el producto actualizado o creado como activo.</text:p>
        </text:list-item>
        <text:list-item>
          <text:p text:style-name="P29">Los productos de la tienda que no estén en ninguno de los dos archivos debe marcarse como inactivo.</text:p>
        </text:list-item>
      </text:list>
      <text:p text:style-name="P10"/>
      <text:p text:style-name="P18">Envío de correo electrónico:</text:p>
      <text:list xml:id="list4177367892" text:style-name="L7">
        <text:list-item>
          <text:p text:style-name="P31">El correo debe enviarse al administrador de la tienda a una dirección especificada en un archivo de configuración.</text:p>
        </text:list-item>
        <text:list-item>
          <text:p text:style-name="P45">El mensaje de correo deberá informar:</text:p>
          <text:list>
            <text:list-item>
              <text:p text:style-name="P45">Cantidad de productos actualizados</text:p>
            </text:list-item>
            <text:list-item>
              <text:p text:style-name="P45">Cantidad de productos creados</text:p>
            </text:list-item>
            <text:list-item>
              <text:p text:style-name="P45">Cantidad de productos marcados</text:p>
            </text:list-item>
            <text:list-item>
              <text:p text:style-name="P48">Y adjuntar el log de productos actualizados</text:p>
            </text:list-item>
          </text:list>
        </text:list-item>
      </text:list>
      <text:p text:style-name="P15"/>
      <text:list xml:id="list22719294769297" text:continue-numbering="true" text:style-name="L7">
        <text:list-item>
          <text:p text:style-name="P49">Fallo al enviar el correo:</text:p>
          <text:list>
            <text:list-item>
              <text:p text:style-name="P58">Agrega tarea al cron para ejecutar script <text:span text:style-name="T49">llamado final-notify-retry.cron </text:span>de reenvío de correo cada hora hasta</text:p>
            </text:list-item>
          </text:list>
        </text:list-item>
      </text:list>
      <text:p text:style-name="P43"/>
      <text:p text:style-name="P43"/>
      <text:p text:style-name="P8"><text:span text:style-name="T14">S</text:span>cript de reenvío de correo de actualización de productos:<office:annotation><dc:creator>Unknown Author</dc:creator><dc:date>2020-11-12T18:25:06.977476294</dc:date><text:p text:style-name="P78"><text:span text:style-name="T50">definir/especificar</text:span></text:p><text:p text:style-name="P78"><text:span text:style-name="T50"/></text:p></office:annotation></text:p>
      <text:p text:style-name="P1"/>
      <text:list xml:id="list2907987868" text:style-name="L9">
        <text:list-item>
          <text:p text:style-name="P53">mandar correo informando cantidad de productos actualizados, creados, productos marcados y adjunto el log de productos actualizados</text:p>
        </text:list-item>
      </text:list>
      <text:p text:style-name="P52"/>
      <text:p text:style-name="P75">mail <text:span text:style-name="T46">s "</text:span><text:span text:style-name="T47">Correo de finalización de proceso fulloffice</text:span><text:span text:style-name="T46">" -</text:span><text:span text:style-name="T47">a ../logs/&lt;log-</text:span><text:span text:style-name="T44">destalle&gt;</text:span> <text:span text:style-name="T37">&lt;admin-tienda&gt;</text:span>@<text:span text:style-name="T37">&lt;tienda&gt;</text:span>.com &lt;&lt;&lt; "<text:span text:style-name="T37">&lt;productos-actualizados&gt;\n&lt;productos-creados&gt;\n&lt;productos-marcados&gt;”</text:span></text:p>
      <text:p text:style-name="P75"/>
      <text:list xml:id="list4272187508" text:style-name="L8">
        <text:list-item>
          <text:p text:style-name="P60">sí <text:span text:style-name="T37">se manda elimina el script del cron.</text:span></text:p>
        </text:list-item>
      </text:list>
      <text:p text:style-name="P59"/>
      <text:p text:style-name="P76">if [ $? = 0 ]; then</text:p>
      <text:p text:style-name="P77"><text:span text:style-name="T48"><text:tab/></text:span>crontab -r ../<text:span text:style-name="T49">bin/final-notify-retry.cron</text:span></text:p>
      <text:p text:style-name="P76"><text:soft-page-break/>fi</text:p>
      <text:p text:style-name="P1"/>
      <text:p text:style-name="P51"/>
      <text:p text:style-name="P51"/>
      <text:p text:style-name="P51"/>
      <text:p text:style-name="P5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0-11-19T02:27:17.847506863</dc:date>
    <meta:editing-duration>PT12H10M58S</meta:editing-duration>
    <meta:editing-cycles>35</meta:editing-cycles>
    <meta:generator>LibreOffice/6.1.5.2$Linux_X86_64 LibreOffice_project/10$Build-2</meta:generator>
    <meta:document-statistic meta:table-count="1" meta:image-count="0" meta:object-count="0" meta:page-count="4" meta:paragraph-count="105" meta:word-count="822" meta:character-count="5741" meta:non-whitespace-character-count="4940"/>
  </office:meta>
</office:document-meta>
</file>